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officeooo:paragraph-rsid="00469e73"/>
    </style:style>
    <style:style style:name="P140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41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79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88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89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9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9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9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9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9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9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19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9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0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0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0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03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04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05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06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0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0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1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1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1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1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1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1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16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17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18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1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2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21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22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23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33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234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style:style style:name="T81" style:family="text">
      <style:text-properties officeooo:rsid="008047df"/>
    </style:style>
    <style:style style:name="T82" style:family="text">
      <style:text-properties officeooo:rsid="008157fc"/>
    </style:style>
    <style:style style:name="T83" style:family="text">
      <style:text-properties officeooo:rsid="0081c9a7"/>
    </style:style>
    <style:style style:name="T84" style:family="text">
      <style:text-properties officeooo:rsid="0082b1ae"/>
    </style:style>
    <style:style style:name="T85" style:family="text">
      <style:text-properties officeooo:rsid="00840774"/>
    </style:style>
    <style:style style:name="T86" style:family="text">
      <style:text-properties officeooo:rsid="00853190"/>
    </style:style>
    <style:style style:name="T87" style:family="text">
      <style:text-properties officeooo:rsid="0088f9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5"/>
      <text:p text:style-name="P35">Presentació assignatura</text:p>
      <text:p text:style-name="P45">Comentem web assignatura</text:p>
      <text:p text:style-name="P58">Comentem unitats </text:p>
      <text:list xml:id="list3762050769056807375" text:style-name="L1">
        <text:list-item>
          <text:p text:style-name="P188"><text:a xlink:type="simple" xlink:href="https://paulinoposada.github.io/web_e/web_e_2425/documents/apunts/unitat_1_ley_ohm/e_apunts_ud_1_1_gs.pdf">1.1 Circuit elèctric</text:a></text:p>
        </text:list-item>
        <text:list-item>
          <text:p text:style-name="P188"><text:a xlink:type="simple" xlink:href="https://paulinoposada.github.io/web_e/web_e_2425/documents/apunts/unitat_1_ley_ohm/e_apunts_ud_1_2_gs.pdf">1.2 Llei d'ohm</text:a></text:p>
        </text:list-item>
        <text:list-item>
          <text:p text:style-name="P188"><text:a xlink:type="simple" xlink:href="https://paulinoposada.github.io/web_e/web_e_2425/documents/apunts/unitat_2_seguridad/e_apunts_ud_2_1_gs.pdf">2 Seguretat</text:a></text:p>
        </text:list-item>
        <text:list-item>
          <text:p text:style-name="P188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89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5"/>
      <text:p text:style-name="P45"/>
      <text:p text:style-name="P3">Di<text:span text:style-name="T3">jous</text:span><text:tab/><text:tab/><text:tab/><text:tab/>2<text:span text:style-name="T3">6</text:span>/09/2<text:span text:style-name="T1">4</text:span></text:p>
      <text:p text:style-name="P36"/>
      <text:p text:style-name="P46">Comentem </text:p>
      <text:list xml:id="list2635856880041414437" text:style-name="L2">
        <text:list-item>
          <text:p text:style-name="P190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0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90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59"/>
      <text:p text:style-name="P59"/>
      <text:p text:style-name="P4">Di<text:span text:style-name="T5">vendres</text:span><text:tab/><text:tab/><text:tab/>2<text:span text:style-name="T5">7</text:span>/09/2<text:span text:style-name="T1">4</text:span></text:p>
      <text:p text:style-name="P37"/>
      <text:p text:style-name="P47">Comentem </text:p>
      <text:list xml:id="list113958227553763" text:continue-numbering="true" text:style-name="L2">
        <text:list-item>
          <text:p text:style-name="P191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5"/>
      <text:p text:style-name="P65"/>
      <text:p text:style-name="P65"/>
      <text:p text:style-name="P65"/>
      <text:p text:style-name="P65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7"/>
      <text:p text:style-name="P60">Comentem <text:s/></text:p>
      <text:list xml:id="list113956380080218" text:continue-list="list3762050769056807375" text:style-name="L1">
        <text:list-item>
          <text:p text:style-name="P192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93">Programa de simulació Cade Simu</text:p>
        </text:list-item>
      </text:list>
      <text:p text:style-name="P47"/>
      <text:p text:style-name="P47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7"/>
      <text:p text:style-name="P47">Comentem </text:p>
      <text:list xml:id="list1722640617081533410" text:style-name="L3">
        <text:list-item>
          <text:p text:style-name="P20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0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08">Baixem al taller i comentem connexió font d'alimentació de PC que utilitzarem per les pràctiques de cc.</text:p>
          <text:p text:style-name="P209"><text:s/></text:p>
        </text:list-item>
      </text:list>
      <text:p text:style-name="P60"/>
      <text:p text:style-name="P60"/>
      <text:p text:style-name="P179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7"/>
      <text:p text:style-name="P47">Comentem </text:p>
      <text:list xml:id="list113956987335193" text:continue-numbering="true" text:style-name="L3">
        <text:list-item>
          <text:p text:style-name="P216">Baixem al taller i feim practiques amb circuits pont.</text:p>
        </text:list-item>
      </text:list>
      <text:p text:style-name="P66"/>
      <text:p text:style-name="P66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38"/>
      <text:p text:style-name="P61">Comentem <text:s/></text:p>
      <text:list xml:id="list113956996562849" text:continue-list="list113956380080218" text:style-name="L1">
        <text:list-item>
          <text:p text:style-name="P194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94"/>
        </text:list-item>
      </text:list>
      <text:p text:style-name="P48"/>
      <text:p text:style-name="P48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38"/>
      <text:p text:style-name="P48">Comentem </text:p>
      <text:list xml:id="list5922308725290287419" text:style-name="L4">
        <text:list-item>
          <text:p text:style-name="P217">Comentem pràctica Wheatstone amb dos diodes, corrent per la diagonal en els següents casos: </text:p>
          <text:p text:style-name="P217">cas 1: potenciòmetre a màxima resistència </text:p>
          <text:p text:style-name="P217">cas 2: potenciòmetre a resistència igual a R3</text:p>
          <text:p text:style-name="P217">cas 3: potenciòmetrea a mínima resistència</text:p>
        </text:list-item>
        <text:list-item>
          <text:p text:style-name="P203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17"/>
          <text:p text:style-name="P210"><text:s/></text:p>
        </text:list-item>
      </text:list>
      <text:p text:style-name="P61"/>
      <text:p text:style-name="P61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38"/>
      <text:p text:style-name="P48">Comentem </text:p>
      <text:list xml:id="list113958518969628" text:continue-numbering="true" text:style-name="L4">
        <text:list-item>
          <text:p text:style-name="P203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7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39"/>
      <text:p text:style-name="P62">Comentem <text:s/></text:p>
      <text:list xml:id="list113957505061411" text:continue-list="list113956996562849" text:style-name="L1">
        <text:list-item>
          <text:p text:style-name="P195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95"/>
        </text:list-item>
      </text:list>
      <text:p text:style-name="P49"/>
      <text:p text:style-name="P49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39"/>
      <text:p text:style-name="P49">Comentem </text:p>
      <text:list xml:id="list4177980762653219480" text:style-name="L5">
        <text:list-item>
          <text:p text:style-name="P21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1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18"/>
          <text:p text:style-name="P211"><text:s/></text:p>
        </text:list-item>
      </text:list>
      <text:p text:style-name="P62"/>
      <text:p text:style-name="P62"/>
      <text:p text:style-name="P6"/>
      <text:p text:style-name="P180">Di<text:span text:style-name="T5">vendres</text:span><text:tab/><text:tab/><text:tab/><text:span text:style-name="T8">18</text:span>/<text:span text:style-name="T6">10</text:span>/2<text:span text:style-name="T1">4</text:span></text:p>
      <text:p text:style-name="P39"/>
      <text:p text:style-name="P49">Comentem </text:p>
      <text:list xml:id="list113957951245748" text:continue-numbering="true" text:style-name="L5">
        <text:list-item>
          <text:p text:style-name="P222">Comentem <text:a xlink:type="simple" xlink:href="https://paulinoposada.github.io/web_e/web_e_2425/documents/ta.pdf">tasca 5</text:a>.</text:p>
        </text:list-item>
        <text:list-item>
          <text:p text:style-name="P22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0"/>
      <text:p text:style-name="P70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0"/>
      <text:p text:style-name="P63">Comentem <text:s/></text:p>
      <text:list xml:id="list113956992844516" text:continue-list="list113957505061411" text:style-name="L1">
        <text:list-item>
          <text:p text:style-name="P221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96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96"/>
        </text:list-item>
      </text:list>
      <text:p text:style-name="P50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0"/>
      <text:list xml:id="list3245530563806258396" text:style-name="L6">
        <text:list-item>
          <text:p text:style-name="P204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1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39"><text:span text:style-name="T21">Comencem a comentar apartat 1.2 </text:span><text:span text:style-name="T50">La derivada y ejemplos de tensiones variables </text:span><text:span text:style-name="T51">(fins pàg. 13)</text:span></text:p>
      <text:p text:style-name="P141">Comentem exercici 1.2-1</text:p>
      <text:p text:style-name="P140"/>
      <text:p text:style-name="P140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41"/>
      <text:p text:style-name="P64">Comentem <text:s/></text:p>
      <text:list xml:id="list113957125581052" text:continue-list="list113956992844516" text:style-name="L1">
        <text:list-item>
          <text:p text:style-name="P223">Treball autònom 9</text:p>
        </text:list-item>
        <text:list-item>
          <text:p text:style-name="P233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197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198"/>
        </text:list-item>
      </text:list>
      <text:p text:style-name="P51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71"/>
      <text:p text:style-name="P71">Lliure triat pel centre</text:p>
      <text:list xml:id="list5141983825000925751" text:style-name="L7">
        <text:list-header>
          <text:p text:style-name="P213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71">Tots Sants</text:p>
      <text:p text:style-name="P9"/>
      <text:p text:style-name="P158"/>
      <text:p text:style-name="P158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42"/>
      <text:p text:style-name="P72"><text:a xlink:type="simple" xlink:href="https://paulinoposada.github.io/web_e/web_e_2425/documents/examens/241106_ome_map33a_examen_sol.pdf">Examen</text:a></text:p>
      <text:list xml:id="list113958164525951" text:continue-list="list113957125581052" text:style-name="L1">
        <text:list-header>
          <text:p text:style-name="P199"/>
        </text:list-header>
      </text:list>
      <text:p text:style-name="P52"/>
      <text:p text:style-name="P10"/>
      <text:p text:style-name="P181">Di<text:span text:style-name="T3">jous</text:span><text:tab/><text:tab/><text:tab/><text:tab/><text:span text:style-name="T54">07</text:span>/<text:span text:style-name="T6">11</text:span>/2<text:span text:style-name="T1">4</text:span></text:p>
      <text:p text:style-name="P52"/>
      <text:list xml:id="list2541661984217214299" text:style-name="L8">
        <text:list-item>
          <text:p text:style-name="P205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14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58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59"/>
      <text:p text:style-name="P159"/>
      <text:p text:style-name="P159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3"/>
      <text:p text:style-name="P128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13958256211699" text:continue-list="list113958164525951" text:style-name="L1">
        <text:list-header>
          <text:p text:style-name="P200"/>
        </text:list-header>
      </text:list>
      <text:p text:style-name="P53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3"/>
      <text:p text:style-name="P73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4">Terminat de comentar l'apartat 1.3 Capacidad de un condensador. </text:p>
      <text:p text:style-name="P75">Comentat apartat 1.4 Conexión serie/paralelo de condensadores</text:p>
      <text:p text:style-name="P76">Comentat apartat 1.5 Condensadores en la práctica</text:p>
      <text:p text:style-name="P76">Començat a comentar l'exercici 1.4-3 pàg. 36</text:p>
      <text:p text:style-name="P75"/>
      <text:list xml:id="list4533016663002648612" text:style-name="L9">
        <text:list-header>
          <text:p text:style-name="P206"/>
          <text:p text:style-name="P215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0">Comentat exercici <text:span text:style-name="T57">l'exercici 1.4-3 pàg. 36 </text:span>i treball <text:a xlink:type="simple" xlink:href="https://paulinoposada.github.io/web_e/web_e_2425/documents/ta/ta_11.pdf">autònom 11</text:a>.</text:p>
      <text:p text:style-name="P80"/>
      <text:p text:style-name="P80"/>
      <text:p text:style-name="P160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4"/>
      <text:p text:style-name="P85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5"/>
      <text:p text:style-name="P85">Començat amb <text:a xlink:type="simple" xlink:href="https://paulinoposada.github.io/web_e/web_e_2425/documents/apunts/unitat_6_magnetisme/e_apunts_ud_6_gs.pdf">unitat 6</text:a>.</text:p>
      <text:p text:style-name="P85">Comentat apartat 1.1 Imanes permanentes.</text:p>
      <text:p text:style-name="P86">Comentat apartat 1.<text:span text:style-name="T59">2</text:span> <text:span text:style-name="T59">Electromagnetismo</text:span>.</text:p>
      <text:p text:style-name="P128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13956929437246" text:continue-list="list113958256211699" text:style-name="L1">
        <text:list-header>
          <text:p text:style-name="P201"/>
        </text:list-header>
      </text:list>
      <text:p text:style-name="P54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7"/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97">Comentat apartat 1.4 Permeabilidad y saturación</text:p>
      <text:p text:style-name="P14"/>
      <text:p text:style-name="P14"/>
      <text:p text:style-name="P14"/>
      <text:p text:style-name="P182">Di<text:span text:style-name="T5">vendres</text:span><text:tab/><text:tab/><text:tab/><text:span text:style-name="T58">22</text:span>/<text:span text:style-name="T6">11</text:span>/2<text:span text:style-name="T1">4</text:span></text:p>
      <text:p text:style-name="P87"/>
      <text:p text:style-name="P87">Co<text:span text:style-name="T60">ntinuat</text:span> amb <text:a xlink:type="simple" xlink:href="https://paulinoposada.github.io/web_e/web_e_2425/documents/apunts/unitat_6_magnetisme/e_apunts_ud_6_gs.pdf">unitat 6</text:a>.</text:p>
      <text:p text:style-name="P97">Comentat apartat 1.4 Permeabilidad y saturación</text:p>
      <text:p text:style-name="P15"/>
      <text:p text:style-name="P81"/>
      <text:p text:style-name="P161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7"/>
      <text:p text:style-name="P97">Preparació examen.</text:p>
      <text:p text:style-name="P68"/>
      <text:p text:style-name="P55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7"/>
      <text:p text:style-name="P97">Examen</text:p>
      <text:p text:style-name="P77"/>
      <text:p text:style-name="P94"/>
      <text:p text:style-name="P94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82"/>
      <text:p text:style-name="P103">Comentem <text:a xlink:type="simple" xlink:href="https://paulinoposada.github.io/web_e/web_e_2425/documents/examens/241128_ome_map33a_examen_sol.pdf">solució examen</text:a></text:p>
      <text:p text:style-name="P81"/>
      <text:p text:style-name="P162"/>
      <text:p text:style-name="P162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8"/>
      <text:p text:style-name="P88">Co<text:span text:style-name="T60">ntinuat</text:span> amb <text:a xlink:type="simple" xlink:href="https://paulinoposada.github.io/web_e/web_e_2425/documents/apunts/unitat_6_magnetisme/e_apunts_ud_6_gs.pdf">unitat 6</text:a>.</text:p>
      <text:p text:style-name="P104">Comentem apartat 1.5 Inducción electromagnética</text:p>
      <text:p text:style-name="P104">Comentem apartat 1.6 Inducción mutua</text:p>
      <text:p text:style-name="P104">Comentem els exercicis 1.12-6 i 7</text:p>
      <text:p text:style-name="P69"/>
      <text:p text:style-name="P56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98"/>
      <text:p text:style-name="P105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78"/>
      <text:p text:style-name="P95"/>
      <text:p text:style-name="P95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3"/>
      <text:p text:style-name="P105">Festiu</text:p>
      <text:p text:style-name="P163"/>
      <text:p text:style-name="P163"/>
      <text:p text:style-name="P163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9"/>
      <text:p text:style-name="P106">Baixa</text:p>
      <text:p text:style-name="P57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99"/>
      <text:p text:style-name="P106">Baixa</text:p>
      <text:p text:style-name="P79"/>
      <text:p text:style-name="P96"/>
      <text:p text:style-name="P17"/>
      <text:p text:style-name="P183">Di<text:span text:style-name="T5">vendres</text:span><text:tab/><text:tab/><text:tab/><text:span text:style-name="T63">13</text:span>/<text:span text:style-name="T6">12</text:span>/2<text:span text:style-name="T1">4</text:span></text:p>
      <text:p text:style-name="P84"/>
      <text:p text:style-name="P106">Baixa</text:p>
      <text:p text:style-name="P84"/>
      <text:p text:style-name="P84"/>
      <text:p text:style-name="P163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99"/>
      <text:p text:style-name="P106">Comentem dubtes examen.</text:p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106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99"/>
      <text:p text:style-name="P106">Examen</text:p>
      <text:p text:style-name="P79"/>
      <text:p text:style-name="P96"/>
      <text:p text:style-name="P164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9">Repassem <text:a xlink:type="simple" xlink:href="https://paulinoposada.github.io/web_e/web_e_2425/documents/apunts/unitat_6_magnetisme/e_apunts_ud_6_gs.pdf"><text:span text:style-name="T58">unitat 6</text:span></text:a>.</text:p>
      <text:p text:style-name="P108">Comentem apartat 1.7 Inductores i inductancia</text:p>
      <text:p text:style-name="P100"/>
      <text:p text:style-name="P107"/>
      <text:p text:style-name="P165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09"/>
      <text:p text:style-name="P90">Co<text:span text:style-name="T60">ntinuat</text:span> amb <text:a xlink:type="simple" xlink:href="https://paulinoposada.github.io/web_e/web_e_2425/documents/apunts/unitat_6_magnetisme/e_apunts_ud_6_gs.pdf">unitat 6</text:a>.</text:p>
      <text:p text:style-name="P109">Comentem apartat 1.<text:span text:style-name="T64">8</text:span> <text:span text:style-name="T64">Càlcul d'inductors.</text:span></text:p>
      <text:p text:style-name="P101"/>
      <text:p text:style-name="P166"/>
      <text:p text:style-name="P166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0"/>
      <text:p text:style-name="P91">Co<text:span text:style-name="T60">ntinuat</text:span> amb <text:a xlink:type="simple" xlink:href="https://paulinoposada.github.io/web_e/web_e_2425/documents/apunts/unitat_6_magnetisme/e_apunts_ud_6_gs.pdf">unitat 6</text:a>.</text:p>
      <text:p text:style-name="P110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10"/>
      <text:p text:style-name="P102"/>
      <text:p text:style-name="P167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1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1"/>
      <text:p text:style-name="P21"/>
      <text:p text:style-name="P21">Dijous <text:tab/><text:tab/><text:tab/>16/01/25</text:p>
      <text:p text:style-name="P21"/>
      <text:p text:style-name="P92">Co<text:span text:style-name="T60">ntinuat</text:span> amb <text:a xlink:type="simple" xlink:href="https://paulinoposada.github.io/web_e/web_e_2425/documents/apunts/unitat_6_magnetisme/e_apunts_ud_6_gs.pdf">unitat 6</text:a>.</text:p>
      <text:p text:style-name="P112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84">Di<text:span text:style-name="T66">vendres</text:span> <text:tab/><text:tab/><text:tab/>1<text:span text:style-name="T66">7</text:span>/01/25</text:p>
      <text:p text:style-name="P22"/>
      <text:p text:style-name="P93"><text:span text:style-name="T66">Acabat</text:span> amb <text:a xlink:type="simple" xlink:href="https://paulinoposada.github.io/web_e/web_e_2425/documents/apunts/unitat_6_magnetisme/e_apunts_ud_6_gs.pdf">unitat 6</text:a>.</text:p>
      <text:p text:style-name="P113">Comen<text:span text:style-name="T66">tem</text:span> l<text:span text:style-name="T66">'</text:span>exercici 1.12-13</text:p>
      <text:p text:style-name="P113"/>
      <text:p text:style-name="P114">Començat amb la <text:a xlink:type="simple" xlink:href="https://paulinoposada.github.io/web_e/web_e_2425/documents/apunts/unitat_7_ca/e_apunts_ud_7_gs.pdf">unitat 7</text:a> - Corrent altern</text:p>
      <text:p text:style-name="P113">Come<text:span text:style-name="T66">nçam a comentar l'apartat 1, teoria bàsica.</text:span></text:p>
      <text:p text:style-name="P114"/>
      <text:p text:style-name="P114"/>
      <text:p text:style-name="P168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8"/>
      <text:p text:style-name="P176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18">Comentat el funcionament del circuit.</text:p>
      <text:p text:style-name="P176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22">Baixat al taller. Comencen a muntar la pràctica motor 2, els grups 1 i 2</text:p>
      <text:p text:style-name="P169"/>
      <text:p text:style-name="P169"/>
      <text:p text:style-name="P169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69"/>
      <text:p text:style-name="P115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9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4"/>
      <text:p text:style-name="P114"/>
      <text:p text:style-name="P114"/>
      <text:p text:style-name="P170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0"/>
      <text:p text:style-name="P116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20"/>
      <text:p text:style-name="P120"/>
      <text:p text:style-name="P171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1"/>
      <text:p text:style-name="P177"><text:span text:style-name="T38">C</text:span><text:span text:style-name="T27">omentem dubtes relatius a l'examen de demà.</text:span></text:p>
      <text:p text:style-name="P18"/>
      <text:p text:style-name="P18"/>
      <text:p text:style-name="P172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78"/>
      <text:p text:style-name="P178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3">Comentem la solució de l'examen.</text:p>
      <text:p text:style-name="P123"/>
      <text:p text:style-name="P123"/>
      <text:p text:style-name="P173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73"/>
      <text:p text:style-name="P175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73"/>
      <text:p text:style-name="P173"/>
      <text:p text:style-name="P174"/>
      <text:p text:style-name="P187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74"/>
      <text:p text:style-name="P11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1"/>
      <text:p text:style-name="P124">Comentem apartat 1.1 Corriente alterna monofásica </text:p>
      <text:p text:style-name="P124">Comentem apartat 1.1.1 Esquema de principio de un generador de corriente continua</text:p>
      <text:p text:style-name="P121"><text:span text:style-name="T70">Comentem apartat 1.1.2 Inducción de corriente al mover un conductor dentro de un campo magnético</text:span> </text:p>
      <text:p text:style-name="P124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21"/>
      <text:p text:style-name="P125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42">Crea un sketch que encienda secuencialmente 3 LEDs, con una pausa de 1 segundo entre el encendido y apagado. Dibuja el esquema de montaje de los 3 LEDs. </text:p>
      <text:p text:style-name="P143"/>
      <text:p text:style-name="P143"/>
      <text:p text:style-name="P156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56"/>
      <text:p text:style-name="P144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44"/>
      <text:p text:style-name="P144"/>
      <text:p text:style-name="P156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56"/>
      <text:p text:style-name="P145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5"/>
      <text:p text:style-name="P149">Comentem <text:span text:style-name="T73">exercicis 1.1.5-1 a 4.</text:span></text:p>
      <text:p text:style-name="P144"/>
      <text:p text:style-name="P144"/>
      <text:p text:style-name="P174"/>
      <text:p text:style-name="P25">Divendres <text:tab/><text:tab/><text:tab/>14/02/25</text:p>
      <text:p text:style-name="P25"/>
      <text:p text:style-name="P146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6"/>
      <text:p text:style-name="P150">Comentem l'apartat 1.2.3 Velocitat angular</text:p>
      <text:p text:style-name="P150">Comentem els exercicis 1.2.3-1 i 2.</text:p>
      <text:p text:style-name="P150"/>
      <text:p text:style-name="P150"/>
      <text:p text:style-name="P26">Di<text:span text:style-name="T75">mecres</text:span> <text:tab/><text:tab/><text:tab/>1<text:span text:style-name="T75">9</text:span>/02/25</text:p>
      <text:p text:style-name="P157"/>
      <text:p text:style-name="P153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52">Comentem esquema i muntatge de l'exercici 1 (pàg. 21).</text:p>
      <text:p text:style-name="P152">Muntem la pràctica 2 - LED encès per un polsador.</text:p>
      <text:p text:style-name="P150"/>
      <text:p text:style-name="P27"/>
      <text:p text:style-name="P185">Di<text:span text:style-name="T76">jous</text:span> <text:tab/><text:tab/><text:tab/><text:span text:style-name="T76">20</text:span>/02/25</text:p>
      <text:p text:style-name="P27"/>
      <text:p text:style-name="P14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47"/>
      <text:p text:style-name="P151">Comentem l'apartat 1.2.<text:span text:style-name="T76">4 Seno y coseno.</text:span></text:p>
      <text:p text:style-name="P151">Comentem l'apartat 1.2.<text:span text:style-name="T76">5 Representación gráfica de intensidad y tensión.</text:span></text:p>
      <text:p text:style-name="P154">Comentem l'apartat 1.2.5.1 Ondas de intensidad y tensión en una resistencia</text:p>
      <text:p text:style-name="P154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48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5"/>
      <text:p text:style-name="P155">Repassem l'exercici 1.2.5.1.</text:p>
      <text:p text:style-name="P155">Comentem l'exercici 1.2.5.2.</text:p>
      <text:p text:style-name="P148"/>
      <text:p text:style-name="P148"/>
      <text:p text:style-name="P29">Di<text:span text:style-name="T78">mecres</text:span> <text:tab/><text:tab/><text:tab/><text:span text:style-name="T76">26</text:span>/02/25</text:p>
      <text:p text:style-name="P29"/>
      <text:p text:style-name="P126">Comentem dubtes examen de demà.</text:p>
      <text:p text:style-name="P126"/>
      <text:p text:style-name="P126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6"/>
      <text:p text:style-name="P126"/>
      <text:p text:style-name="P30">Di<text:span text:style-name="T79">jous</text:span> <text:tab/><text:tab/><text:tab/><text:span text:style-name="T76">27</text:span>/02/25</text:p>
      <text:p text:style-name="P30"/>
      <text:p text:style-name="P127">Examen final segona avaluació.</text:p>
      <text:p text:style-name="P127"/>
      <text:p text:style-name="P127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129">Baixem al taller, comencem amb la <text:a xlink:type="simple" xlink:href="https://paulinoposada.github.io/web_e/web_e_2425/documents/practiques/practica_motor_2/practica_motor_2.pdf">pràctica motor 2</text:a>.</text:p>
      <text:p text:style-name="P129"/>
      <text:p text:style-name="P129"/>
      <text:p text:style-name="P32">Di<text:span text:style-name="T81">jous</text:span> <text:tab/><text:tab/><text:tab/><text:span text:style-name="T76">27</text:span>/0<text:span text:style-name="T80">3</text:span>/25</text:p>
      <text:p text:style-name="P32"/>
      <text:p text:style-name="P132">Continuem amb la <text:a xlink:type="simple" xlink:href="https://paulinoposada.github.io/web_e/web_e_2425/documents/apunts/unitat_7_ca/e_apunts_ud_7_gs.pdf">unitat 7</text:a>.</text:p>
      <text:p text:style-name="P132"/>
      <text:p text:style-name="P132">Comentem apartat 13 Formes d'ona en corrent alterna, apartat 14 Medició en corrent alterna i apartat 15 Fase en CA.</text:p>
      <text:p text:style-name="P132"/>
      <text:p text:style-name="P132"/>
      <text:p text:style-name="P33">Di<text:span text:style-name="T82">vendres</text:span> <text:tab/><text:tab/><text:tab/><text:span text:style-name="T76">28</text:span>/0<text:span text:style-name="T80">3</text:span>/25</text:p>
      <text:p text:style-name="P33"/>
      <text:p text:style-name="P133">Continuem amb la <text:a xlink:type="simple" xlink:href="https://paulinoposada.github.io/web_e/web_e_2425/documents/apunts/unitat_7_ca/e_apunts_ud_7_gs.pdf">unitat 7</text:a>.</text:p>
      <text:p text:style-name="P133"/>
      <text:p text:style-name="P133">Comentem apartat 1<text:span text:style-name="T83">6 Com determinar la direcció del corrent en un generador.</text:span></text:p>
      <text:p text:style-name="P133"/>
      <text:p text:style-name="P130"/>
      <text:p text:style-name="P186">Di<text:span text:style-name="T78">mecres</text:span> <text:tab/><text:tab/><text:tab/><text:span text:style-name="T84">02</text:span>/0<text:span text:style-name="T84">4</text:span>/25</text:p>
      <text:p text:style-name="P34"/>
      <text:p text:style-name="P131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31"/>
      <text:p text:style-name="P136">Acaben la práctica motor 2 els grups 1, 2, 4 i 5. Grups 6 i 3 falta acabar.</text:p>
      <text:p text:style-name="P136"/>
      <text:p text:style-name="P131"/>
      <text:p text:style-name="P34">Di<text:span text:style-name="T81">jous</text:span> <text:tab/><text:tab/><text:tab/><text:span text:style-name="T85">03</text:span>/0<text:span text:style-name="T85">4</text:span>/25</text:p>
      <text:p text:style-name="P34"/>
      <text:p text:style-name="P134">Continuem amb la <text:a xlink:type="simple" xlink:href="https://paulinoposada.github.io/web_e/web_e_2425/documents/apunts/unitat_7_ca/e_apunts_ud_7_gs.pdf">unitat 7</text:a>.</text:p>
      <text:p text:style-name="P134">Comentem <text:span text:style-name="T86">exercici 15-3.</text:span></text:p>
      <text:p text:style-name="P134"/>
      <text:p text:style-name="P137">Comencem amb la <text:a xlink:type="simple" xlink:href="https://paulinoposada.github.io/web_e/web_e_2425/documents/apunts/unitat_8_nombres_complexos/e_apunts_ud_8_gs.pdf">unitat 8</text:a>.</text:p>
      <text:p text:style-name="P137">Comentem format polar i rectangular de nombres complexos. Comentem conversió entre els dos formats.</text:p>
      <text:p text:style-name="P134"/>
      <text:p text:style-name="P134"/>
      <text:p text:style-name="P34">Di<text:span text:style-name="T82">vendres</text:span> <text:tab/><text:tab/><text:tab/><text:span text:style-name="T86">04</text:span>/0<text:span text:style-name="T86">4</text:span>/25</text:p>
      <text:p text:style-name="P34"/>
      <text:p text:style-name="P135">Continuem amb la <text:a xlink:type="simple" xlink:href="https://paulinoposada.github.io/web_e/web_e_2425/documents/apunts/unitat_8_nombres_complexos/e_apunts_ud_8_gs.pdf"><text:span text:style-name="T86">unitat 8</text:span></text:a>.</text:p>
      <text:p text:style-name="P138">Comentem suma, resta, multiplicació i divisió de nombres complexos.</text:p>
      <text:p text:style-name="P138">Comencem a fer la suma gràfica dels vectors del primer exemple de l'apartat 3.</text:p>
      <text:p text:style-name="P131"/>
      <text:p text:style-name="P131"/>
      <text:p text:style-name="P234">Di<text:span text:style-name="T78">mecres</text:span> <text:tab/><text:tab/><text:tab/><text:span text:style-name="T84">09</text:span>/0<text:span text:style-name="T84">4</text:span>/25</text:p>
      <text:p text:style-name="P232"/>
      <text:p text:style-name="P225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227"/>
      <text:p text:style-name="P229">Acaben la pràctica motor 2 els grups 6 i 3.</text:p>
      <text:p text:style-name="P229">Continuen amb la pràctica motor 3 els grups 1,2,4 i 5.</text:p>
      <text:p text:style-name="P229">Acaba la pràctica <text:span text:style-name="T87">motor </text:span>3 <text:span text:style-name="T87">el grup 2.</text:span> </text:p>
      <text:p text:style-name="P227"/>
      <text:p text:style-name="P225"/>
      <text:p text:style-name="P232">Di<text:span text:style-name="T81">jous</text:span> <text:tab/><text:tab/><text:tab/><text:span text:style-name="T87">10</text:span>/0<text:span text:style-name="T85">4</text:span>/25</text:p>
      <text:p text:style-name="P232"/>
      <text:p text:style-name="P230">No es fa classe per que el grup fa el vídeo promocional del centre.</text:p>
      <text:p text:style-name="P228"/>
      <text:p text:style-name="P228"/>
      <text:p text:style-name="P232">Di<text:span text:style-name="T82">vendres</text:span> <text:tab/><text:tab/><text:tab/><text:span text:style-name="T87">11</text:span>/0<text:span text:style-name="T86">4</text:span>/25</text:p>
      <text:p text:style-name="P231"/>
      <text:p text:style-name="P230">Comentem la solució del <text:a xlink:type="simple" xlink:href="https://paulinoposada.github.io/web_e/web_e_2425/documents/ta/ta_12_sol.pdf">treball autònom 12</text:a>.</text:p>
      <text:p text:style-name="P228">Continuem amb la <text:a xlink:type="simple" xlink:href="https://paulinoposada.github.io/web_e/web_e_2425/documents/apunts/unitat_8_nombres_complexos/e_apunts_ud_8_gs.pdf"><text:span text:style-name="T86">unitat 8</text:span></text:a>.</text:p>
      <text:p text:style-name="P226"><text:span text:style-name="T87">Acabem de c</text:span>oment<text:span text:style-name="T87">ar</text:span> <text:span text:style-name="T87">el primer </text:span>exemple de l'apartat 3, <text:span text:style-name="T87">suma de</text:span> vec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11T11:39:55.977489263</dc:date>
    <meta:editing-duration>PT6H8M46S</meta:editing-duration>
    <meta:editing-cycles>124</meta:editing-cycles>
    <meta:document-statistic meta:table-count="0" meta:image-count="0" meta:object-count="0" meta:page-count="11" meta:paragraph-count="252" meta:word-count="1296" meta:character-count="8408" meta:non-whitespace-character-count="7179"/>
  </office:meta>
</office:document-meta>
</file>